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text-properties fo:color="#999988" fo:font-style="italic" style:font-style-asian="italic" style:font-style-complex="italic"/>
    </style:style>
    <style:style style:name="P4" style:family="paragraph">
      <style:text-properties fo:font-family="'Ubuntu Mono'" style:font-pitch="fixed" fo:font-size="20pt" style:font-size-asian="20pt" style:font-size-complex="20pt"/>
    </style:style>
    <style:style style:name="P5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family="'Ubuntu Mono'" style:font-pitch="fixed" fo:font-size="20pt" style:font-size-asian="20pt" style:font-size-complex="20pt"/>
    </style:style>
    <style:style style:name="T4" style:family="text">
      <style:text-properties fo:font-family="'Ubuntu Mono'" style:font-pitch="fixed" fo:font-size="20pt" style:font-size-asian="20pt" style:font-size-complex="20pt"/>
    </style:style>
    <style:style style:name="T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family="'Ubuntu Mono'" style:font-pitch="fixed" fo:font-size="20pt" style:font-size-asian="20pt" style:font-size-complex="20pt"/>
    </style:style>
    <style:style style:name="T7" style:family="text">
      <style:text-properties fo:color="#dd1144" fo:font-family="'Ubuntu Mono'" style:font-pitch="fixed" fo:font-size="20pt" style:font-size-asian="20pt" style:font-size-complex="20pt"/>
    </style:style>
    <style:style style:name="T8" style:family="text">
      <style:text-properties fo:color="#009999" fo:font-family="'Ubuntu Mono'" style:font-pitch="fixed"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86b3" fo:font-family="'Ubuntu Mono'" style:font-pitch="fixed" fo:font-size="20pt" style:font-size-asian="20pt" style:font-size-complex="20pt"/>
    </style:style>
    <style:style style:name="T12" style:family="text">
      <style:text-properties fo:font-family="'Ubuntu Mono'" style:font-pitch="fixed"/>
    </style:style>
    <style:style style:name="T13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</text:p>
              </text:list-item>
              <text:list-item>
                <text:p>Laz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 text:style-name="P3"><text:span text:style-name="T4"># condition is False</text:span></text:p>
            <text:p><text:span text:style-name="T3">x</text:span><text:span text:style-name="T4"> </text:span><text:span text:style-name="T5">=</text:span><text:span text:style-name="T4"> </text:span><text:span text:style-name="T8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8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8">1</text:span></text:p>
            <text:p text:style-name="P3"><text:span text:style-name="T4"># x is 0</text:span></text:p>
            <text:p text:style-name="P3"><text:span text:style-name="T4"># maybe you're not sure how many</text:span></text:p>
            <text:p text:style-name="P3"><text:span text:style-name="T4"># iterations you need?</text:span></text:p>
            <text:p><text:span text:style-name="T3">x</text:span><text:span text:style-name="T4"> </text:span><text:span text:style-name="T5">=</text:span><text:span text:style-name="T4"> </text:span><text:span text:style-name="T8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8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8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9">Iterable </text:span><text:span text:style-name="T10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4" draw:layer="layout" svg:width="16.807cm" svg:height="8.735cm" svg:x="8.593cm" svg:y="9.8cm">
          <draw:text-box>
            <text:p text:style-name="P4"><text:span text:style-name="T11">sum</text:span><text:span text:style-name="T4"> </text:span><text:span text:style-name="T5">=</text:span><text:span text:style-name="T4"> </text:span><text:span text:style-name="T8">0</text:span></text:p>
            <text:p text:style-name="P4"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1">range</text:span><text:span text:style-name="T4">(</text:span><text:span text:style-name="T8">1</text:span><text:span text:style-name="T4">,</text:span><text:span text:style-name="T8">10</text:span><text:span text:style-name="T4">):</text:span></text:p>
            <text:p text:style-name="P4"><text:span text:style-name="T4">    </text:span><text:span text:style-name="T11">sum</text:span><text:span text:style-name="T4"> </text:span><text:span text:style-name="T5">=</text:span><text:span text:style-name="T4"> </text:span><text:span text:style-name="T11">sum</text:span><text:span text:style-name="T4"> </text:span><text:span text:style-name="T5">+</text:span><text:span text:style-name="T4"> </text:span><text:span text:style-name="T3">i</text:span></text:p>
            <text:p text:style-name="P5"><text:span text:style-name="T4"># sum is 45</text:span></text:p>
            <text:p text:style-name="P4"><text:span text:style-name="T11">sum</text:span><text:span text:style-name="T4"> </text:span><text:span text:style-name="T5">=</text:span><text:span text:style-name="T4"> </text:span><text:span text:style-name="T8">0</text:span></text:p>
            <text:p text:style-name="P4"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1">xrange</text:span><text:span text:style-name="T4">(</text:span><text:span text:style-name="T8">1</text:span><text:span text:style-name="T4">,</text:span><text:span text:style-name="T8">100000</text:span><text:span text:style-name="T4">):</text:span></text:p>
            <text:p text:style-name="P4"><text:span text:style-name="T4">    </text:span><text:span text:style-name="T11">sum</text:span><text:span text:style-name="T4"> </text:span><text:span text:style-name="T5">=</text:span><text:span text:style-name="T4"> </text:span><text:span text:style-name="T11">sum</text:span><text:span text:style-name="T4"> </text:span><text:span text:style-name="T5">+</text:span><text:span text:style-name="T4"> </text:span><text:span text:style-name="T3">i</text:span></text:p>
            <text:p text:style-name="P5"><text:span text:style-name="T4"># sum is 4 999 950 000</text:span></text:p>
            <text:p text:style-name="P4"><text:span text:style-name="T3">s</text:span><text:span text:style-name="T4"> </text:span><text:span text:style-name="T5">=</text:span><text:span text:style-name="T4"> </text:span><text:span text:style-name="T7">""</text:span></text:p>
            <text:p text:style-name="P4"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 text:style-name="P4"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 text:style-name="P5"><text:span text:style-name="T4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2">next()</text:span> method</text:p>
              </text:list-item>
              <text:list-item>
                <text:p>raises <text:span text:style-name="T12">StopIteration</text:span></text:p>
              </text:list-item>
            </text:list>
          </draw:text-box>
        </draw:frame>
        <draw:frame draw:style-name="gr4" draw:text-style-name="P5" draw:layer="layout" svg:width="18.016cm" svg:height="10.856cm" svg:x="2.384cm" svg:y="8.023cm">
          <draw:text-box>
            <text:p text:style-name="P4"><text:span text:style-name="T5">class</text:span><text:span text:style-name="T4"> </text:span><text:span text:style-name="T13">OnlyEvens</text:span><text:span text:style-name="T4">(</text:span><text:span text:style-name="T11">object</text:span><text:span text:style-name="T4">):</text:span></text:p>
            <text:p text:style-name="P4"><text:span text:style-name="T4">    </text:span><text:span text:style-name="T5">def</text:span><text:span text:style-name="T4"> </text:span><text:span text:style-name="T14">__init__</text:span><text:span text:style-name="T4">(</text:span><text:span text:style-name="T6">self</text:span><text:span text:style-name="T4">,</text:span><text:span text:style-name="T3">s</text:span><text:span text:style-name="T4">):</text:span></text:p>
            <text:p text:style-name="P4"><text:span text:style-name="T4">        </text:span><text:span text:style-name="T6">self</text:span><text:span text:style-name="T5">.</text:span><text:span text:style-name="T3">sequence</text:span><text:span text:style-name="T4"> </text:span><text:span text:style-name="T5">=</text:span><text:span text:style-name="T4"> </text:span><text:span text:style-name="T3">s</text:span></text:p>
            <text:p text:style-name="P4"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=</text:span><text:span text:style-name="T4"> </text:span><text:span text:style-name="T8">0</text:span></text:p>
            <text:p text:style-name="P4"><text:span text:style-name="T4"/></text:p>
            <text:p text:style-name="P4"><text:span text:style-name="T4">    </text:span><text:span text:style-name="T5">def</text:span><text:span text:style-name="T4"> </text:span><text:span text:style-name="T14">__iter__</text:span><text:span text:style-name="T4">(</text:span><text:span text:style-name="T6">self</text:span><text:span text:style-name="T4">):</text:span></text:p>
            <text:p text:style-name="P4"><text:span text:style-name="T4">        </text:span><text:span text:style-name="T5">return</text:span><text:span text:style-name="T4"> </text:span><text:span text:style-name="T6">self</text:span></text:p>
            <text:p text:style-name="P4"><text:span text:style-name="T4"/></text:p>
            <text:p text:style-name="P4"><text:span text:style-name="T4">    </text:span><text:span text:style-name="T5">def</text:span><text:span text:style-name="T4"> </text:span><text:span text:style-name="T14">next</text:span><text:span text:style-name="T4">(</text:span><text:span text:style-name="T6">self</text:span><text:span text:style-name="T4">):</text:span></text:p>
            <text:p text:style-name="P4"><text:span text:style-name="T4">        </text:span><text:span text:style-name="T5">if</text:span><text:span text:style-name="T4"> </text:span><text:span text:style-name="T6">self</text:span><text:span text:style-name="T5">.</text:span><text:span text:style-name="T3">index</text:span><text:span text:style-name="T4"> </text:span><text:span text:style-name="T5">&gt;=</text:span><text:span text:style-name="T4"> </text:span><text:span text:style-name="T11">len</text:span><text:span text:style-name="T4">(</text:span><text:span text:style-name="T6">self</text:span><text:span text:style-name="T5">.</text:span><text:span text:style-name="T3">sequence</text:span><text:span text:style-name="T4">):</text:span></text:p>
            <text:p text:style-name="P4"><text:span text:style-name="T4">            </text:span><text:span text:style-name="T5">raise</text:span><text:span text:style-name="T4"> </text:span><text:span text:style-name="T14">StopIteration</text:span></text:p>
            <text:p text:style-name="P4"><text:span text:style-name="T4">        </text:span><text:span text:style-name="T3">v</text:span><text:span text:style-name="T4"> </text:span><text:span text:style-name="T5">=</text:span><text:span text:style-name="T4"> </text:span><text:span text:style-name="T6">self</text:span><text:span text:style-name="T5">.</text:span><text:span text:style-name="T3">sequence</text:span><text:span text:style-name="T4">[</text:span><text:span text:style-name="T6">self</text:span><text:span text:style-name="T5">.</text:span><text:span text:style-name="T3">index</text:span><text:span text:style-name="T4">]</text:span></text:p>
            <text:p text:style-name="P4"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+=</text:span><text:span text:style-name="T4"> </text:span><text:span text:style-name="T8">2</text:span></text:p>
            <text:p text:style-name="P4"><text:span text:style-name="T4">        </text:span><text:span text:style-name="T5">return</text:span><text:span text:style-name="T4"> </text:span><text:span text:style-name="T3">v</text:span></text:p>
            <text:p text:style-name="P4"><text:span text:style-name="T4"/></text:p>
          </draw:text-box>
        </draw:frame>
        <draw:frame draw:style-name="gr4" draw:text-style-name="P5" draw:layer="layout" svg:width="11.177cm" svg:height="8.061cm" svg:x="16.223cm" svg:y="7.4cm">
          <draw:text-box>
            <text:p text:style-name="P4"><text:span text:style-name="T4"/></text:p>
            <text:p text:style-name="P4"><text:span text:style-name="T3">oe</text:span><text:span text:style-name="T4"> </text:span><text:span text:style-name="T5">=</text:span><text:span text:style-name="T4"> </text:span><text:span text:style-name="T3">OnlyEvens</text:span><text:span text:style-name="T4">(</text:span><text:span text:style-name="T11">range</text:span><text:span text:style-name="T4">(</text:span><text:span text:style-name="T8">1</text:span><text:span text:style-name="T4">,</text:span><text:span text:style-name="T8">10</text:span><text:span text:style-name="T4">))</text:span></text:p>
            <text:p text:style-name="P4"><text:span text:style-name="T5">for</text:span><text:span text:style-name="T4"> </text:span><text:span text:style-name="T3">even</text:span><text:span text:style-name="T4"> </text:span><text:span text:style-name="T5">in</text:span><text:span text:style-name="T4"> </text:span><text:span text:style-name="T3">oe</text:span><text:span text:style-name="T4">:</text:span></text:p>
            <text:p text:style-name="P4"><text:span text:style-name="T4">    </text:span><text:span text:style-name="T5">print</text:span><text:span text:style-name="T4">(</text:span><text:span text:style-name="T3">even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3T00:55:18</dc:date>
    <dc:creator>Abram Hindle</dc:creator>
    <meta:editing-duration>PT6H26M40S</meta:editing-duration>
    <meta:editing-cycles>13</meta:editing-cycles>
    <meta:generator>LibreOffice/4.0.2.2$Linux_X86_64 LibreOffice_project/400m0$Build-2</meta:generator>
    <meta:document-statistic meta:object-count="68"/>
  </office:meta>
</office:document-meta>
</file>